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FreeSans_1.ttf" manifest:media-type="application/x-font-ttf"/>
  <manifest:file-entry manifest:full-path="Fonts/Font_FreeSans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Sans_3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normal" loext:font-weight="bold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L3">
      <style:text-properties officeooo:rsid="000f201c" officeooo:paragraph-rsid="000f201c"/>
    </style:style>
    <style:style style:name="T1" style:family="text">
      <style:text-properties officeooo:rsid="000f20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01, 02, 03, ...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01, 02, 03, ...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ges:</text:h>
      <text:list text:style-name="L3">
        <text:list-item>
          <text:p text:style-name="P1">Prerequisites</text:p>
        </text:list-item>
        <text:list-item>
          <text:p text:style-name="P1">Basic Keybinds</text:p>
        </text:list-item>
        <text:list-item>
          <text:p text:style-name="P1">Setting your Settings</text:p>
        </text:list-item>
        <text:list-item>
          <text:p text:style-name="P1">Intro to Plugins</text:p>
        </text:list-item>
        <text:list-item>
          <text:p text:style-name="P1">Pretty, but Useful</text:p>
        </text:list-item>
        <text:list-item>
          <text:p text:style-name="P1">Tediousness Decreasedness</text:p>
        </text:list-item>
        <text:list-item>
          <text:p text:style-name="P1">Automagic Typing</text:p>
        </text:list-item>
        <text:list-item>
          <text:p text:style-name="P1">Remember Which-Key</text:p>
        </text:list-item>
        <text:list-item>
          <text:p text:style-name="P1">Conclusion and Beyon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5:44:30.187567169</meta:creation-date>
    <meta:editing-cycles>1</meta:editing-cycles>
    <meta:editing-duration>PT10M14S</meta:editing-duration>
    <dc:date>2024-02-21T05:54:44.612579339</dc:date>
    <meta:document-statistic meta:table-count="0" meta:image-count="0" meta:object-count="0" meta:page-count="1" meta:paragraph-count="10" meta:word-count="31" meta:character-count="194" meta:non-whitespace-character-count="182"/>
    <meta:generator>LibreOffice/24.2.0.3$Linux_X86_64 LibreOffice_project/420$Build-3</meta:generator>
  </office:meta>
</office:document-meta>
</file>